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1pt" fo:font-weight="bold"/>
    </style:style>
    <style:style style:name="P2" style:family="paragraph" style:parent-style-name="Text_20_body">
      <style:text-properties fo:letter-spacing="-0.101cm"/>
    </style:style>
    <style:style style:name="P3" style:family="paragraph" style:parent-style-name="Text_20_body">
      <style:paragraph-properties fo:margin-left="5.136cm" fo:margin-right="5.129cm" fo:margin-top="0.155cm" fo:margin-bottom="0cm" loext:contextual-spacing="false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.203cm" fo:margin-right="0cm" fo:text-indent="0cm" style:auto-text-indent="false"/>
    </style:style>
    <style:style style:name="P5" style:family="paragraph" style:parent-style-name="Text_20_body">
      <style:paragraph-properties fo:margin-left="0.203cm" fo:margin-right="0cm" fo:text-indent="0cm" style:auto-text-indent="false"/>
      <style:text-properties fo:font-size="12pt"/>
    </style:style>
    <style:style style:name="P6" style:family="paragraph" style:parent-style-name="Text_20_body">
      <style:paragraph-properties fo:margin-left="0.203cm" fo:margin-right="0cm" fo:margin-top="0.159cm" fo:margin-bottom="0cm" loext:contextual-spacing="false" fo:text-indent="0cm" style:auto-text-indent="false"/>
      <style:text-properties fo:font-size="12pt" fo:font-weight="bold"/>
    </style:style>
    <style:style style:name="P7" style:family="paragraph" style:parent-style-name="Text_20_body">
      <style:paragraph-properties fo:margin-left="1.453cm" fo:margin-right="0cm" fo:text-indent="0cm" style:auto-text-indent="false"/>
    </style:style>
    <style:style style:name="P8" style:family="paragraph" style:parent-style-name="Text_20_body">
      <style:paragraph-properties fo:margin-left="1.453cm" fo:margin-right="0cm" fo:text-indent="0cm" style:auto-text-indent="false"/>
      <style:text-properties fo:font-size="10pt"/>
    </style:style>
    <style:style style:name="P9" style:family="paragraph" style:parent-style-name="Text_20_body">
      <style:paragraph-properties fo:margin-left="1.453cm" fo:margin-right="11.546cm" fo:margin-top="0cm" fo:margin-bottom="0cm" loext:contextual-spacing="false" fo:text-indent="0cm" style:auto-text-indent="false"/>
      <style:text-properties fo:font-size="10pt"/>
    </style:style>
    <style:style style:name="P10" style:family="paragraph" style:parent-style-name="Text_20_body">
      <style:paragraph-properties fo:margin-left="2.702cm" fo:margin-right="10.252cm" fo:margin-top="0cm" fo:margin-bottom="0cm" loext:contextual-spacing="false" fo:text-indent="0cm" style:auto-text-indent="false"/>
      <style:text-properties fo:font-size="10pt"/>
    </style:style>
    <style:style style:name="P11" style:family="paragraph" style:parent-style-name="Text_20_body">
      <style:paragraph-properties fo:margin-left="1.453cm" fo:margin-right="6.869cm" fo:margin-top="0cm" fo:margin-bottom="0cm" loext:contextual-spacing="false" fo:text-indent="0cm" style:auto-text-indent="false"/>
      <style:text-properties fo:font-size="10pt"/>
    </style:style>
    <style:style style:name="P12" style:family="paragraph" style:parent-style-name="Text_20_body">
      <style:paragraph-properties fo:margin-left="1.453cm" fo:margin-right="10.735cm" fo:margin-top="0cm" fo:margin-bottom="0cm" loext:contextual-spacing="false" fo:text-indent="0cm" style:auto-text-indent="false"/>
      <style:text-properties fo:font-size="10pt"/>
    </style:style>
    <style:style style:name="P13" style:family="paragraph" style:parent-style-name="Text_20_body">
      <style:paragraph-properties fo:margin-left="1.453cm" fo:margin-right="11.569cm" fo:margin-top="0.159cm" fo:margin-bottom="0cm" loext:contextual-spacing="false" fo:text-indent="0cm" style:auto-text-indent="false"/>
      <style:text-properties fo:font-size="10pt"/>
    </style:style>
    <style:style style:name="P14" style:family="paragraph" style:parent-style-name="Text_20_body">
      <style:paragraph-properties fo:margin-left="2.702cm" fo:margin-right="7.773cm" fo:margin-top="0cm" fo:margin-bottom="0cm" loext:contextual-spacing="false" fo:text-indent="0cm" style:auto-text-indent="false"/>
      <style:text-properties fo:font-size="10pt"/>
    </style:style>
    <style:style style:name="P15" style:family="paragraph" style:parent-style-name="Text_20_body">
      <style:paragraph-properties fo:margin-left="1.453cm" fo:margin-right="3.281cm" fo:margin-top="0cm" fo:margin-bottom="0cm" loext:contextual-spacing="false" fo:text-indent="0cm" style:auto-text-indent="false"/>
      <style:text-properties fo:font-size="10pt"/>
    </style:style>
    <style:style style:name="P16" style:family="paragraph" style:parent-style-name="Text_20_body">
      <style:paragraph-properties fo:margin-left="1.453cm" fo:margin-right="10.661cm" fo:margin-top="0cm" fo:margin-bottom="0cm" loext:contextual-spacing="false" fo:text-indent="0cm" style:auto-text-indent="false"/>
      <style:text-properties fo:font-size="10pt"/>
    </style:style>
    <style:style style:name="T1" style:family="text">
      <style:text-properties fo:font-weight="bold"/>
    </style:style>
    <style:style style:name="T2" style:family="text">
      <style:text-properties fo:letter-spacing="0.035cm"/>
    </style:style>
    <style:style style:name="T3" style:family="text">
      <style:text-properties fo:letter-spacing="0.053cm"/>
    </style:style>
    <style:style style:name="T4" style:family="text">
      <style:text-properties fo:letter-spacing="0.037cm"/>
    </style:style>
    <style:style style:name="T5" style:family="text">
      <style:text-properties fo:letter-spacing="-0.101cm"/>
    </style:style>
    <style:style style:name="T6" style:family="text">
      <style:text-properties fo:letter-spacing="-0.102cm"/>
    </style:style>
    <style:style style:name="T7" style:family="text">
      <style:text-properties style:font-name="Wingdings"/>
    </style:style>
    <style:style style:name="T8" style:family="text">
      <style:text-properties fo:letter-spacing="0.041cm"/>
    </style:style>
    <style:style style:name="T9" style:family="text">
      <style:text-properties fo:font-size="12pt"/>
    </style:style>
    <style:style style:name="T10" style:family="text">
      <style:text-properties fo:font-size="12pt" fo:font-weight="bold"/>
    </style:style>
    <style:style style:name="T11" style:family="text">
      <style:text-properties fo:letter-spacing="0.058cm"/>
    </style:style>
    <style:style style:name="T12" style:family="text">
      <style:text-properties fo:letter-spacing="0.062cm"/>
    </style:style>
    <style:style style:name="T13" style:family="text">
      <style:text-properties fo:letter-spacing="0.06cm"/>
    </style:style>
    <style:style style:name="T14" style:family="text">
      <style:text-properties fo:letter-spacing="0.064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 </text:p>
      <text:p text:style-name="P3">Operaciones CRUD en MongoDB</text:p>
      <text:p text:style-name="Text_20_body"> </text:p>
      <text:p text:style-name="P6">EJERCICIOS</text:p>
      <text:p text:style-name="Text_20_body"> </text:p>
      <text:p text:style-name="P4">1.- Inicia una conexión a MongoDB con el cliente <text:span text:style-name="T1">mongo. </text:span>Abre una nueva base de datos <text:span text:style-name="T1">geografía</text:span>.</text:p>
      <text:p text:style-name="Text_20_body">Use geografía</text:p>
      <text:p text:style-name="P4">2.- Crea en la base de datos<text:span text:style-name="T2"> </text:span>geografía<text:span text:style-name="T2"> </text:span>una colección<text:span text:style-name="T3"> </text:span><text:span text:style-name="T1">ccaa </text:span>donde añades inicialmente<text:span text:style-name="T4"> </text:span>los datos<text:span text:style-name="T2"> </text:span>de<text:span text:style-name="T5"> </text:span>una Comunidad Autónoma:</text:p>
      <text:p text:style-name="P1">db.ccaa.insertOne({  "codigo": "01", "nombre": "Andalucia", "abreviatura": "AND", "capital": { "nombre":"Sevilla", "habitantes":690000 }, "provincias":["Almería","Cádiz","Córdoba","Granada","Huelva","Jaén", "Malaga"], "extension":87168, "habitantes":8284000 })</text:p>
      <text:p text:style-name="Text_20_body"> </text:p>
      <text:p text:style-name="Text_20_body">3.- Añade a <text:span text:style-name="T1">ccaa </text:span>los datos de las siguientes CCAA. Introduce los datos como se representan en las<text:span text:style-name="T5"> </text:span>capturas. En la segunda captura el nombre del atributo <text:span text:style-name="T1">capitas </text:span>debes introducirlo con ese texto.</text:p>
      <text:p text:style-name="Text_20_body">db.ccaa.insertMany([{</text:p>
      <text:p text:style-name="P8">"codigo": "02",</text:p>
      <text:p text:style-name="P9">"nombre": "Aragón", "abreviatura": "ARG",<text:span text:style-name="T5"> </text:span>"capitas": {</text:p>
      <text:p text:style-name="P10">"nombre": "Zaragoza",<text:span text:style-name="T5"> </text:span>"habitantes": 690000</text:p>
      <text:p text:style-name="P8">},</text:p>
      <text:p text:style-name="P11">"provincias": ["Huesca", "Teruel", "Zaragoza"],<text:span text:style-name="T5"> </text:span>"habitantes": 1398000},{</text:p>
      <text:p text:style-name="P7"> </text:p>
      <text:p text:style-name="P8">"codigo": "03",</text:p>
      <text:p text:style-name="P12">"nombre": "Islas Baleares",<text:span text:style-name="T6"> </text:span>"abreviatura": "ISB", "provincias": [ "Baleares"],<text:span text:style-name="T5"> </text:span>"extension": 4992,</text:p>
      <text:p text:style-name="P8">"habitantes": 1130000},</text:p>
      <text:p text:style-name="P13">{"codigo": "04", "nombre": "Canarias",<text:span text:style-name="T5"> </text:span>"abreviatura": "CAN",<text:span text:style-name="T5"> </text:span>"capital": {</text:p>
      <text:p text:style-name="P14">"nombre": "Santa Cruz de Tenerife",<text:span text:style-name="T5"> </text:span>"habitantes": 222000</text:p>
      <text:p text:style-name="P8">},</text:p>
      <text:p text:style-name="P15">"provincias": ["Las Palmas", "Santa Cruz de Tenerife"],<text:span text:style-name="T5"> </text:span>"extension": 7447,</text:p>
      <text:p text:style-name="P16"><text:soft-page-break/>"habitantes": 2127000, "usohorario": "UTC+00:00"}])</text:p>
      <text:p text:style-name="Text_20_body"> </text:p>
      <text:p text:style-name="Text_20_body"> </text:p>
      <text:p text:style-name="P4">3.- En la ccaa de código 01 establece que los habitantes son 8384000</text:p>
      <text:p text:style-name="P4"> </text:p>
      <text:p text:style-name="Text_20_body">db.ccaa.updateOne({codigo:"01"},{$set:{habitantes:8384000}})</text:p>
      <text:p text:style-name="Text_20_body"> </text:p>
      <text:p text:style-name="Text_20_body">4.- En la ccaa de código 01 establece que la extensión es la actual más 100.</text:p>
      <text:p text:style-name="Text_20_body">db.ccaa.updateOne({codigo:"01"},{$inc:{extension:100}})</text:p>
      <text:p text:style-name="Text_20_body"> </text:p>
      <text:p text:style-name="Text_20_body">5.- En la ccaa de nombre Andalucia añade un atributo <text:span text:style-name="T1">usohorario </text:span>con el valor UTC+01:00.<text:span text:style-name="T5"> </text:span></text:p>
      <text:p text:style-name="P2"> </text:p>
      <text:p text:style-name="Text_20_body">db.ccaa.updateOne({nombre:"Andalucia"},{$set:{usohorario:"UTC+01.00"}})</text:p>
      <text:p text:style-name="Text_20_body"> </text:p>
      <text:p text:style-name="Text_20_body">6.- En la ccaa de código 01 añade la provincia Sevilla al array de provincias.</text:p>
      <text:p text:style-name="Text_20_body">db.ccaa.updateOne({codigo:"01"},{$addToSet:{provincias:"Sevilla"}})</text:p>
      <text:p text:style-name="Text_20_body">7.- En la ccaa de código 01 elimina la provincia Malaga (sin acento).<text:span text:style-name="T5"> </text:span></text:p>
      <text:p text:style-name="Text_20_body">db.ccaa.updateOne({codigo:"01"},{$pull:{provincia:"Malaga"}})<text:span text:style-name="T7">ß</text:span>no funciona el pull, lo encuentra pero no lo modifica</text:p>
      <text:p text:style-name="Text_20_body">8.- En la ccaa de código 01 añade la provincia Málaga (con acento). </text:p>
      <text:p text:style-name="Text_20_body">db.ccaa.updateOne({codigo:"01"},{$addToSet:{provincias:"Málaga"}})</text:p>
      <text:p text:style-name="Text_20_body"> </text:p>
      <text:p text:style-name="Text_20_body">9.- En la ccaa de código 01 elimina el atributo <text:span text:style-name="T1">usohorario.</text:span></text:p>
      <text:p text:style-name="Text_20_body">db.ccaa.updateOne( {codigo:"01"}, {$unset:{usohorario:""}})</text:p>
      <text:p text:style-name="Text_20_body"> </text:p>
      <text:p text:style-name="Text_20_body">10.- Elimina las comunidades autónomas con menos de 50.000 habitantes.</text:p>
      <text:p text:style-name="Text_20_body"> </text:p>
      <text:p text:style-name="Text_20_body">db.ccaa.deleteMany({habitantes:{$lt:50000}})</text:p>
      <text:p text:style-name="Text_20_body"> </text:p>
      <text:p text:style-name="P4">11.- En<text:span text:style-name="T4"> </text:span>la<text:span text:style-name="T2"> </text:span>ccaa<text:span text:style-name="T4"> </text:span>02 añade<text:span text:style-name="T4"> </text:span>el<text:span text:style-name="T4"> </text:span>atributo<text:span text:style-name="T4"> </text:span>extension<text:span text:style-name="T4"> </text:span>con<text:span text:style-name="T2"> </text:span>valor 47720<text:span text:style-name="T2"> </text:span>y modifica<text:span text:style-name="T8"> </text:span>el<text:span text:style-name="T2"> </text:span>nombre<text:span text:style-name="T2"> </text:span>del<text:span text:style-name="T2"> </text:span>atributo</text:p>
      <text:p text:style-name="P4"><text:span text:style-name="T10">capitas </text:span><text:span text:style-name="T9">por </text:span><text:span text:style-name="T10">capital</text:span><text:span text:style-name="T9">.</text:span></text:p>
      <text:p text:style-name="P5"><text:soft-page-break/>db.ccaa.updateOne({codigo:"02"},{$set:{extension:17720}})</text:p>
      <text:p text:style-name="P5">db.ccaa.updateOne({codigo:"02"},{$rename:{capitas:"capital"}})</text:p>
      <text:p text:style-name="Text_20_body"> </text:p>
      <text:p text:style-name="P4">12.- En la ccaa 02 establece que los habitantes de la capital son 666000.</text:p>
      <text:p text:style-name="P4">db.ccaa.updateOne({codigo:"02"},{$set:{"capital.habitantes":666000}})</text:p>
      <text:p text:style-name="Text_20_body"> </text:p>
      <text:p text:style-name="P4">13.-<text:span text:style-name="T11"> </text:span>En<text:span text:style-name="T12"> </text:span>la<text:span text:style-name="T11"> </text:span>ccaa<text:span text:style-name="T12"> </text:span>de<text:span text:style-name="T11"> </text:span>nombre<text:span text:style-name="T12"> </text:span>Islas<text:span text:style-name="T12"> </text:span>Baleares,<text:span text:style-name="T12"> </text:span>añade<text:span text:style-name="T12"> </text:span>los<text:span text:style-name="T13"> </text:span>datos<text:span text:style-name="T13"> </text:span>de<text:span text:style-name="T11"> </text:span>su<text:span text:style-name="T13"> </text:span>capital<text:span text:style-name="T14"> </text:span>Palma<text:span text:style-name="T12"> </text:span>de<text:span text:style-name="T11"> </text:span>Mallorca<text:span text:style-name="T12"> </text:span>con<text:span text:style-name="T5"> </text:span>440000 habitantes.</text:p>
      <text:p text:style-name="P4">db.ccaa.updateOne({nombre:"Islas Baleares"},{$set:{"capital.nombre":"Palma de Mallorca"}})</text:p>
      <text:p text:style-name="P4">db.ccaa.updateOne({nombre:"Islas Baleares"},{$set:{"capital.habitantes":666000}}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7:27:23.895290620</meta:creation-date>
    <dc:date>2022-04-08T17:28:03.978712112</dc:date>
    <meta:editing-duration>PT41S</meta:editing-duration>
    <meta:editing-cycles>1</meta:editing-cycles>
    <meta:document-statistic meta:table-count="0" meta:image-count="0" meta:object-count="0" meta:page-count="3" meta:paragraph-count="64" meta:word-count="346" meta:character-count="3108" meta:non-whitespace-character-count="2786"/>
    <meta:generator>LibreOffice/6.4.7.2$Linux_X86_64 LibreOffice_project/40$Build-2</meta:generator>
  </office:meta>
</office:document-meta>
</file>